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WenQuanYi Micro Hei Mono" svg:font-family="'WenQuanYi Micro Hei Mono'" style:font-family-generic="modern" style:font-pitch="fixed"/>
    <style:font-face style:name="Garuda" svg:font-family="Garuda"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DejaVu Sans Mono" fo:font-size="12pt" fo:font-weight="bold" officeooo:rsid="0011004d" officeooo:paragraph-rsid="0011004d" style:font-size-asian="12pt" style:font-weight-asian="bold" style:font-size-complex="12pt" style:font-weight-complex="bold"/>
    </style:style>
    <style:style style:name="P2" style:family="paragraph" style:parent-style-name="Standard">
      <style:paragraph-properties fo:text-align="start" style:justify-single-word="false"/>
      <style:text-properties officeooo:paragraph-rsid="0011fbd0"/>
    </style:style>
    <style:style style:name="P3" style:family="paragraph" style:parent-style-name="Standard">
      <style:text-properties style:font-name="Garuda" fo:font-size="12pt" fo:font-weight="bold" officeooo:paragraph-rsid="00120855" style:font-size-asian="12pt" style:font-weight-asian="bold" style:font-size-complex="12pt"/>
    </style:style>
    <style:style style:name="P4" style:family="paragraph" style:parent-style-name="Standard">
      <style:paragraph-properties fo:text-align="start" style:justify-single-word="false"/>
      <style:text-properties style:font-name="Garuda" fo:font-size="12pt" officeooo:paragraph-rsid="00112674" style:font-size-asian="12pt" style:font-size-complex="12pt"/>
    </style:style>
    <style:style style:name="P5" style:family="paragraph" style:parent-style-name="Standard">
      <style:paragraph-properties fo:text-align="start" style:justify-single-word="false"/>
      <style:text-properties style:font-name="Garuda" fo:font-size="12pt" fo:font-style="italic" fo:font-weight="bold" officeooo:rsid="0011fbd0" officeooo:paragraph-rsid="0011fbd0" style:font-size-asian="12pt" style:font-style-asian="italic" style:font-weight-asian="bold" style:font-size-complex="12pt" style:font-style-complex="italic" style:font-weight-complex="bold"/>
    </style:style>
    <style:style style:name="P6" style:family="paragraph" style:parent-style-name="Standard">
      <style:paragraph-properties fo:text-align="center" style:justify-single-word="false"/>
      <style:text-properties style:font-name="Garuda" fo:font-size="12pt" fo:font-style="italic" fo:font-weight="bold" officeooo:rsid="0011004d" officeooo:paragraph-rsid="0011004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font-name="Garuda" fo:font-size="12pt" fo:font-style="italic" fo:font-weight="bold" officeooo:rsid="0011004d" officeooo:paragraph-rsid="0011004d" style:font-size-asian="12pt" style:font-style-asian="italic" style:font-weight-asian="bold" style:font-size-complex="12pt" style:font-style-complex="italic" style:font-weight-complex="bold"/>
    </style:style>
    <style:style style:name="P8" style:family="paragraph" style:parent-style-name="Standard">
      <loext:graphic-properties draw:fill="solid" draw:fill-color="#fb5e53"/>
      <style:paragraph-properties fo:margin-top="0cm" fo:margin-bottom="0cm" loext:contextual-spacing="false" style:line-height-at-least="0.517cm" fo:text-align="justify" style:justify-single-word="false" fo:background-color="#fb5e53"/>
      <style:text-properties fo:color="#666666" style:font-name="Garuda" fo:font-size="12pt" officeooo:paragraph-rsid="00120855" style:font-name-asian="Times New Roman1" style:font-size-asian="12pt" style:font-name-complex="Arial1" style:font-size-complex="12pt"/>
    </style:style>
    <style:style style:name="P9" style:family="paragraph" style:parent-style-name="Standard">
      <loext:graphic-properties draw:fill="solid" draw:fill-color="#fb5e53"/>
      <style:paragraph-properties fo:margin-top="0cm" fo:margin-bottom="0cm" loext:contextual-spacing="false" style:line-height-at-least="0.517cm" fo:text-align="start" style:justify-single-word="false" fo:background-color="#fb5e53"/>
      <style:text-properties fo:color="#666666" style:font-name="Garuda" fo:font-size="12pt" officeooo:paragraph-rsid="00120855" style:font-name-asian="Times New Roman1" style:font-size-asian="12pt" style:font-name-complex="Arial1" style:font-size-complex="12pt"/>
    </style:style>
    <style:style style:name="P10" style:family="paragraph" style:parent-style-name="Standard">
      <style:paragraph-properties fo:margin-top="0cm" fo:margin-bottom="0cm" loext:contextual-spacing="false" fo:line-height="100%"/>
      <style:text-properties style:font-name="Garuda" fo:font-size="12pt" officeooo:paragraph-rsid="00120855" style:font-name-asian="Times New Roman1" style:font-size-asian="12pt" style:font-name-complex="Times New Roman1" style:font-size-complex="12pt"/>
    </style:style>
    <style:style style:name="P11" style:family="paragraph" style:parent-style-name="Standard">
      <loext:graphic-properties draw:fill="solid" draw:fill-color="#fb5e53"/>
      <style:paragraph-properties fo:margin-top="0cm" fo:margin-bottom="0cm" loext:contextual-spacing="false" style:line-height-at-least="0.517cm" fo:text-align="justify" style:justify-single-word="false" fo:background-color="#fb5e53"/>
      <style:text-properties style:font-name="Garuda" fo:font-size="12pt" officeooo:paragraph-rsid="00120855" style:font-size-asian="12pt" style:font-size-complex="12pt"/>
    </style:style>
    <style:style style:name="P12" style:family="paragraph" style:parent-style-name="Standard">
      <style:paragraph-properties fo:margin-top="0cm" fo:margin-bottom="0.265cm" loext:contextual-spacing="false" style:line-height-at-least="0.593cm"/>
      <style:text-properties fo:color="#333333" style:font-name="Garuda" fo:font-size="12pt" fo:font-weight="bold" officeooo:rsid="00120855" officeooo:paragraph-rsid="00120855" style:font-size-asian="12pt" style:font-weight-asian="bold" style:font-name-complex="Arial1" style:font-size-complex="12pt" style:font-weight-complex="bold"/>
    </style:style>
    <style:style style:name="P13" style:family="paragraph" style:parent-style-name="Normal_20__28_Web_29_">
      <style:paragraph-properties fo:margin-top="0cm" fo:margin-bottom="0.265cm" loext:contextual-spacing="false" style:line-height-at-least="0.593cm"/>
      <style:text-properties fo:color="#333333" style:font-name="Garuda" fo:font-size="12pt" fo:font-weight="normal" officeooo:paragraph-rsid="0011fbd0" style:font-size-asian="12pt" style:font-weight-asian="normal" style:font-name-complex="Arial1" style:font-size-complex="12pt" style:font-weight-complex="normal"/>
    </style:style>
    <style:style style:name="P14" style:family="paragraph" style:parent-style-name="Normal_20__28_Web_29_">
      <style:paragraph-properties fo:margin-top="0cm" fo:margin-bottom="0.265cm" loext:contextual-spacing="false" style:line-height-at-least="0.593cm"/>
      <style:text-properties fo:color="#333333" style:font-name="Garuda" fo:font-size="12pt" fo:font-weight="bold" officeooo:rsid="0011fbd0" officeooo:paragraph-rsid="0011fbd0" style:font-size-asian="12pt" style:font-weight-asian="bold" style:font-name-complex="Arial1" style:font-size-complex="12pt" style:font-weight-complex="bold"/>
    </style:style>
    <style:style style:name="P15" style:family="paragraph" style:parent-style-name="Normal_20__28_Web_29_">
      <style:paragraph-properties fo:margin-top="0cm" fo:margin-bottom="0.265cm" loext:contextual-spacing="false" style:line-height-at-least="0.593cm"/>
      <style:text-properties fo:color="#333333" style:font-name="Garuda" fo:font-size="12pt" fo:font-weight="bold" officeooo:rsid="00120855" officeooo:paragraph-rsid="00120855" style:font-size-asian="12pt" style:font-weight-asian="bold" style:font-name-complex="Arial1" style:font-size-complex="12pt" style:font-weight-complex="bold"/>
    </style:style>
    <style:style style:name="P16" style:family="paragraph" style:parent-style-name="Normal_20__28_Web_29_">
      <style:paragraph-properties fo:margin-top="0cm" fo:margin-bottom="0.265cm" loext:contextual-spacing="false" style:line-height-at-least="0.593cm"/>
      <style:text-properties fo:color="#333333" style:font-name="Garuda" fo:font-size="12pt" officeooo:paragraph-rsid="0011fbd0" style:font-size-asian="12pt" style:font-name-complex="Arial1" style:font-size-complex="12pt"/>
    </style:style>
    <style:style style:name="P17" style:family="paragraph" style:parent-style-name="Normal_20__28_Web_29_">
      <style:paragraph-properties fo:margin-top="0cm" fo:margin-bottom="0.265cm" loext:contextual-spacing="false" style:line-height-at-least="0.593cm"/>
      <style:text-properties fo:color="#333333" style:font-name="Garuda" fo:font-size="12pt" fo:font-style="italic" fo:font-weight="bold" officeooo:rsid="0011fbd0" officeooo:paragraph-rsid="0011fbd0" style:font-size-asian="12pt" style:font-style-asian="italic" style:font-weight-asian="bold" style:font-name-complex="Arial1" style:font-size-complex="12pt" style:font-style-complex="italic" style:font-weight-complex="bold"/>
    </style:style>
    <style:style style:name="P18" style:family="paragraph" style:parent-style-name="Normal_20__28_Web_29_">
      <style:paragraph-properties fo:margin-top="0cm" fo:margin-bottom="0.265cm" loext:contextual-spacing="false" style:line-height-at-least="0.593cm"/>
      <style:text-properties style:font-name="Garuda" fo:font-size="12pt" officeooo:paragraph-rsid="0011fbd0" style:font-size-asian="12pt" style:font-size-complex="12pt"/>
    </style:style>
    <style:style style:name="P19" style:family="paragraph" style:parent-style-name="Normal_20__28_Web_29_">
      <style:paragraph-properties fo:margin-top="0cm" fo:margin-bottom="0.265cm" loext:contextual-spacing="false" style:line-height-at-least="0.593cm"/>
      <style:text-properties style:font-name="Garuda" fo:font-size="12pt" officeooo:paragraph-rsid="00120855" style:font-size-asian="12pt" style:font-size-complex="12pt"/>
    </style:style>
    <style:style style:name="P20" style:family="paragraph" style:parent-style-name="List_20_Paragraph">
      <loext:graphic-properties draw:fill="solid" draw:fill-color="#fb5e53"/>
      <style:paragraph-properties fo:margin-top="0cm" fo:margin-bottom="0cm" loext:contextual-spacing="true" style:line-height-at-least="0.517cm" fo:text-align="justify" style:justify-single-word="false" fo:background-color="#fb5e53"/>
      <style:text-properties fo:color="#666666" style:font-name="Garuda" fo:font-size="12pt" fo:font-weight="bold" officeooo:paragraph-rsid="00120855" style:font-name-asian="Times New Roman1" style:font-size-asian="12pt" style:font-weight-asian="bold" style:font-name-complex="Arial1" style:font-size-complex="12pt"/>
    </style:style>
    <style:style style:name="P21" style:family="paragraph" style:parent-style-name="Normal_20__28_Web_29_">
      <style:paragraph-properties fo:margin-top="0cm" fo:margin-bottom="0.265cm" loext:contextual-spacing="false" style:line-height-at-least="0.593cm"/>
      <style:text-properties fo:color="#333333" style:font-name="Garuda" fo:font-size="12pt" officeooo:paragraph-rsid="0011fbd0" style:font-size-asian="12pt" style:font-name-complex="Arial1" style:font-size-complex="12pt"/>
    </style:style>
    <style:style style:name="P22" style:family="paragraph" style:parent-style-name="Normal_20__28_Web_29_">
      <style:paragraph-properties fo:margin-top="0cm" fo:margin-bottom="0.265cm" loext:contextual-spacing="false" style:line-height-at-least="0.593cm"/>
      <style:text-properties fo:color="#333333" style:font-name="Garuda" fo:font-size="12pt" fo:font-weight="bold" officeooo:rsid="00120855" officeooo:paragraph-rsid="00120855" style:font-size-asian="12pt" style:font-weight-asian="bold" style:font-name-complex="Arial1" style:font-size-complex="12pt" style:font-weight-complex="bold"/>
    </style:style>
    <style:style style:name="P23" style:family="paragraph" style:parent-style-name="Normal_20__28_Web_29_">
      <style:paragraph-properties fo:margin-top="0cm" fo:margin-bottom="0.265cm" loext:contextual-spacing="false" style:line-height-at-least="0.593cm" fo:text-align="start" style:justify-single-word="false"/>
      <style:text-properties fo:font-variant="normal" fo:text-transform="none" fo:color="#444444" style:font-name="Garuda" fo:font-size="12pt" fo:letter-spacing="normal" fo:font-style="normal" fo:font-weight="bold" officeooo:rsid="0011fbd0" officeooo:paragraph-rsid="0011fbd0" style:font-size-asian="12pt" style:font-weight-asian="bold" style:font-size-complex="12pt" style:font-weight-complex="bold"/>
    </style:style>
    <style:style style:name="P24" style:family="paragraph" style:parent-style-name="List_20_Paragraph" style:list-style-name="WWNum3">
      <loext:graphic-properties draw:fill="solid" draw:fill-color="#fb5e53"/>
      <style:paragraph-properties fo:margin-top="0cm" fo:margin-bottom="0cm" loext:contextual-spacing="true" style:line-height-at-least="0.517cm" fo:text-align="justify" style:justify-single-word="false" fo:background-color="#fb5e53"/>
      <style:text-properties fo:color="#151b28" style:font-name="Garuda" fo:font-size="12pt" fo:font-weight="bold" officeooo:paragraph-rsid="00120855" fo:background-color="#ffffff" style:font-name-asian="Times New Roman1" style:font-size-asian="12pt" style:font-weight-asian="bold" style:font-name-complex="Arial1" style:font-size-complex="12pt"/>
    </style:style>
    <style:style style:name="P25" style:family="paragraph" style:parent-style-name="Standard" style:list-style-name="L1">
      <style:paragraph-properties fo:text-align="start" style:justify-single-word="false"/>
      <style:text-properties style:font-name="Garuda" fo:font-size="12pt" fo:font-style="italic" fo:font-weight="bold" officeooo:rsid="0011004d" officeooo:paragraph-rsid="0011004d" style:font-size-asian="12pt" style:font-style-asian="italic" style:font-weight-asian="bold" style:font-size-complex="12pt" style:font-style-complex="italic" style:font-weight-complex="bold"/>
    </style:style>
    <style:style style:name="P26" style:family="paragraph" style:parent-style-name="Standard">
      <style:paragraph-properties fo:text-align="start" style:justify-single-word="false"/>
      <style:text-properties style:font-name="Garuda" fo:font-size="12pt" fo:font-weight="bold" officeooo:rsid="0011004d" officeooo:paragraph-rsid="0011004d" style:font-size-asian="12pt" style:font-weight-asian="bold" style:font-size-complex="12pt" style:font-weight-complex="bold"/>
    </style:style>
    <style:style style:name="P27" style:family="paragraph" style:parent-style-name="Standard">
      <style:paragraph-properties fo:text-align="start" style:justify-single-word="false"/>
      <style:text-properties fo:font-variant="normal" fo:text-transform="none" fo:color="#444444" style:font-name="Garuda" fo:font-size="12pt" fo:letter-spacing="normal" fo:font-style="italic" fo:font-weight="bold" officeooo:rsid="0011004d" officeooo:paragraph-rsid="00112674" style:font-size-asian="12pt" style:font-style-asian="italic" style:font-weight-asian="bold" style:font-size-complex="12pt" style:font-style-complex="italic" style:font-weight-complex="bold"/>
    </style:style>
    <style:style style:name="P28" style:family="paragraph" style:parent-style-name="Standard">
      <style:paragraph-properties fo:text-align="start" style:justify-single-word="false"/>
      <style:text-properties fo:font-variant="normal" fo:text-transform="none" fo:color="#444444" style:font-name="Garuda" fo:font-size="12pt" fo:letter-spacing="normal" fo:font-style="italic" fo:font-weight="bold" officeooo:rsid="00112674" officeooo:paragraph-rsid="00112674" style:font-size-asian="12pt" style:font-style-asian="italic" style:font-weight-asian="bold" style:font-size-complex="12pt" style:font-style-complex="italic" style:font-weight-complex="bold"/>
    </style:style>
    <style:style style:name="P29" style:family="paragraph" style:parent-style-name="Standard">
      <style:paragraph-properties fo:text-align="start" style:justify-single-word="false"/>
      <style:text-properties fo:font-variant="normal" fo:text-transform="none" fo:color="#444444" style:font-name="Garuda" fo:font-size="12pt" fo:letter-spacing="normal" fo:font-style="normal" fo:font-weight="bold" officeooo:rsid="00112674" officeooo:paragraph-rsid="00112674"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variant="normal" fo:text-transform="none" fo:color="#444444" style:font-name="Garuda" fo:font-size="12pt" fo:letter-spacing="normal" fo:font-style="normal" fo:font-weight="bold" officeooo:rsid="00112674" officeooo:paragraph-rsid="0011fbd0"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variant="normal" fo:text-transform="none" fo:color="#444444" style:font-name="Garuda" fo:font-size="12pt" fo:letter-spacing="normal" fo:font-style="normal" fo:font-weight="bold" officeooo:rsid="0011fbd0" officeooo:paragraph-rsid="0011fbd0" style:font-size-asian="12pt" style:font-weight-asian="bold" style:font-size-complex="12pt" style:font-weight-complex="bold"/>
    </style:style>
    <style:style style:name="P32" style:family="paragraph" style:parent-style-name="Standard" style:list-style-name="L2">
      <style:paragraph-properties fo:text-align="start" style:justify-single-word="false"/>
      <style:text-properties fo:font-variant="normal" fo:text-transform="none" fo:color="#444444" style:font-name="Garuda" fo:font-size="12pt" fo:letter-spacing="normal" fo:font-style="normal" fo:font-weight="normal" officeooo:rsid="00112674" officeooo:paragraph-rsid="00112674" style:font-size-asian="12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fo:font-variant="normal" fo:text-transform="none" fo:color="#444444" style:font-name="Garuda" fo:font-size="12pt" fo:letter-spacing="normal" fo:font-style="normal" fo:font-weight="normal" officeooo:rsid="00112674" officeooo:paragraph-rsid="0011fbd0"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variant="normal" fo:text-transform="none" fo:color="#444444" style:font-name="Garuda" fo:font-size="12pt" fo:letter-spacing="normal" fo:font-style="normal" fo:font-weight="normal" officeooo:rsid="00112674" officeooo:paragraph-rsid="0011fbd0"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Liberation Sans" fo:font-size="12pt" fo:font-weight="bold" officeooo:rsid="0011004d" officeooo:paragraph-rsid="0011004d"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font-name="DejaVu Sans Mono" fo:font-size="12pt" fo:font-weight="bold" officeooo:rsid="0011004d" officeooo:paragraph-rsid="0011004d"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DejaVu Sans Mono" fo:font-size="12pt" fo:font-weight="bold" officeooo:rsid="0011004d" officeooo:paragraph-rsid="0011004d" style:font-size-asian="10.5pt" style:font-weight-asian="bold" style:font-size-complex="12pt" style:font-weight-complex="bold"/>
    </style:style>
    <style:style style:name="P38" style:family="paragraph" style:parent-style-name="Standard">
      <loext:graphic-properties draw:fill="solid" draw:fill-color="#fb5e53"/>
      <style:paragraph-properties fo:margin-top="0cm" fo:margin-bottom="0cm" loext:contextual-spacing="false" style:line-height-at-least="0.517cm" fo:text-align="justify" style:justify-single-word="false" fo:background-color="#fb5e53"/>
      <style:text-properties fo:color="#151b28" style:font-name="Garuda" fo:font-size="12pt" officeooo:paragraph-rsid="00120855" fo:background-color="#ffffff" style:font-name-asian="Times New Roman1" style:font-size-asian="12pt" style:font-name-complex="Times New Roman1" style:font-size-complex="12pt"/>
    </style:style>
    <style:style style:name="P39" style:family="paragraph" style:parent-style-name="Standard">
      <loext:graphic-properties draw:fill="solid" draw:fill-color="#fb5e53"/>
      <style:paragraph-properties fo:margin-top="0cm" fo:margin-bottom="0cm" loext:contextual-spacing="false" style:line-height-at-least="0.517cm" fo:text-align="start" style:justify-single-word="false" fo:background-color="#fb5e53"/>
      <style:text-properties fo:color="#151b28" style:font-name="Garuda" fo:font-size="12pt" officeooo:paragraph-rsid="00120855" fo:background-color="#ffffff" style:font-name-asian="Times New Roman1" style:font-size-asian="12pt" style:font-name-complex="Times New Roman1" style:font-size-complex="12pt"/>
    </style:style>
    <style:style style:name="T1" style:family="text">
      <style:text-properties fo:font-weight="bold" officeooo:rsid="0011004d" style:font-weight-asian="bold" style:font-weight-complex="bold"/>
    </style:style>
    <style:style style:name="T2" style:family="text">
      <style:text-properties fo:font-weight="normal" officeooo:rsid="0011004d" style:font-weight-asian="normal" style:font-weight-complex="normal"/>
    </style:style>
    <style:style style:name="T3" style:family="text">
      <style:text-properties fo:font-weight="normal" style:font-weight-asian="normal" style:font-name-complex="Calibri1" style:font-weight-complex="normal"/>
    </style:style>
    <style:style style:name="T4" style:family="text">
      <style:text-properties fo:font-variant="normal" fo:text-transform="none" fo:color="#444444" style:font-name="Garuda" fo:font-size="12pt" fo:letter-spacing="normal" fo:font-style="normal" fo:font-weight="normal" officeooo:rsid="00112674" style:font-size-asian="12pt" style:font-weight-asian="normal" style:font-size-complex="12pt" style:font-weight-complex="normal"/>
    </style:style>
    <style:style style:name="T5" style:family="text">
      <style:text-properties fo:font-variant="normal" fo:text-transform="none" fo:color="#444444" fo:letter-spacing="normal"/>
    </style:style>
    <style:style style:name="T6" style:family="text">
      <style:text-properties fo:font-variant="normal" fo:text-transform="none" fo:color="#444444" fo:letter-spacing="normal" fo:font-style="normal" fo:font-weight="normal" officeooo:rsid="0011004d" style:font-weight-asian="normal" style:font-weight-complex="normal"/>
    </style:style>
    <style:style style:name="T7" style:family="text">
      <style:text-properties fo:font-variant="normal" fo:text-transform="none" fo:color="#444444" fo:letter-spacing="normal" officeooo:rsid="00112674"/>
    </style:style>
    <style:style style:name="T8" style:family="text">
      <style:text-properties style:font-name="Liberation Sans" fo:font-size="12pt" fo:font-weight="normal" officeooo:rsid="0011004d" style:font-size-asian="12pt" style:font-weight-asian="normal" style:font-size-complex="12pt" style:font-weight-complex="normal"/>
    </style:style>
    <style:style style:name="T9" style:family="text">
      <style:text-properties fo:color="#333333" style:font-name-complex="Arial1"/>
    </style:style>
    <style:style style:name="T10" style:family="text">
      <style:text-properties fo:color="#151b28" fo:background-color="#ffffff" loext:char-shading-value="0" style:font-name-asian="Times New Roman1" style:font-name-complex="Times New Roman1"/>
    </style:style>
    <style:style style:name="T11" style:family="text">
      <style:text-properties style:font-name-complex="Calibri1"/>
    </style:style>
    <style:style style:name="T12" style:family="text">
      <style:text-properties style:font-name-complex="Arial1"/>
    </style:style>
    <style:style style:name="T13" style:family="text">
      <style:text-properties officeooo:rsid="0011fbd0" style:font-name-complex="Arial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ampilan Depan </text:p>
      <text:p text:style-name="P7"/>
      <text:list xml:id="list8359142676886483796" text:style-name="L1">
        <text:list-item>
          <text:p text:style-name="P25">Opening </text:p>
        </text:list-item>
      </text:list>
      <text:p text:style-name="P26"><text:s text:c="2"/></text:p>
      <text:p text:style-name="P4"><text:span text:style-name="T1"><text:tab/><text:tab/></text:span><text:span text:style-name="T2">Immanuel Kant, nama tersebut mungkin sebagian orang terdengar samar. Bahkan belum ada yang mengenal mengenai sosok beliau. Immanuel Kant adalah seorang Filsuf </text:span><text:span text:style-name="T6">besar Jerman abad ke-18 yang memiliki pengaruh sangat luas bagi dunia intelektual. Pengaruh pemikirannya merambah dari wacana metafisika hingga etika politik dan dari estetika hingga teologi. Lebih dan itu, dalam wacana etika ia juga mengembangkan model filsafat moral baru yang secara mendalam mempengaruhi epistemologi selanjutnya.</text:span></text:p>
      <text:p text:style-name="P27"><text:s/></text:p>
      <text:p text:style-name="P28">2. <text:tab/>Kutipan dari Immanuel Kant</text:p>
      <text:p text:style-name="P29"/>
      <text:list xml:id="list8825119617751483307" text:style-name="L2">
        <text:list-item>
          <text:p text:style-name="P32">Dalam hukum seorang bersalah ketika ia melanggar hak orang lain. Dalam etika dia bersalah jika ia hanya berpikir untuk melakukannya. </text:p>
        </text:list-item>
        <text:list-item>
          <text:p text:style-name="P32">Pengalaman tanpa teori itu buta, tapi teori tanpa pengalaman hanyalah sebuah permainan kecerdasan.</text:p>
        </text:list-item>
        <text:list-item>
          <text:p text:style-name="P32">Bukan hanya semata-mata takdir Tuhan yang mengharuskan kita bahagia, tapi kitalah yang harus membuat diri kita berbahagia.</text:p>
        </text:list-item>
        <text:list-item>
          <text:p text:style-name="P32">Dengan sebuah kebohongan, seorang laki-laki menghancurkan martabatnya sebagai laki-laki.</text:p>
        </text:list-item>
        <text:list-item>
          <text:p text:style-name="P32">Hal itu melampaui semua keraguan bahwa semua pengetahuan kita beawal dari pengalaman.</text:p>
        </text:list-item>
        <text:list-item>
          <text:p text:style-name="P32">Akhirnya aku harus menghapus ilmu pengetahuan, untuk menciptakan ruang untuk kepercayaan.</text:p>
        </text:list-item>
        <text:list-item>
          <text:p text:style-name="P32">Bertindaklah seakan dasar-dasar tindakanmu akan menghasilkan sebuah hukum untuk seluruh dunia.</text:p>
        </text:list-item>
        <text:list-item>
          <text:p text:style-name="P33">Moral bukanlah doktrin bagaimana kita membuat diri kita bahagia, tapi bagaimana kita membuat diri kita untuk layak akan kebahagiaan. <text:s text:c="3"/></text:p>
        </text:list-item>
      </text:list>
      <text:p text:style-name="P34"/>
      <text:p text:style-name="P30"/>
      <text:p text:style-name="P5"><text:span text:style-name="T7">R</text:span><text:span text:style-name="T5">angkuman Tentang Masa Kecil nya </text:span></text:p>
      <text:p text:style-name="P31"/>
      <text:p text:style-name="P18"><text:span text:style-name="T9">Immanuel Kant yang merupakan anak keempat dari sembilan bersaudara dari pasangan Johann Georg dan Anna Regina Kant, lahir di kota Königsberg, Prussia Timur, pada tanggal 22 April 1724. </text:span><text:span text:style-name="T12">Kant besar ditengah-tengah kemiskinan. <text:s/>Ayah Kant <text:s/></text:span><text:span text:style-name="T9">adalah seorang pembuat baju zirah, dan keluarga besar tersebut hidup dengan sederhana.</text:span></text:p>
      <text:p text:style-name="P18"><text:span text:style-name="T9">Keluarga tersebut adalah salah satu anggota dari suatu kelompok keagamaan Protestan Pietis. </text:span><text:span text:style-name="T11">Kant dibesarkan dalam suasana </text:span><text:span text:style-name="T3">Pietist yang ketat, dan sejak usia delapan tahun hingga enam belas tahun ia belajar di sekolah Pietist lokal. </text:span></text:p>
      <text:p text:style-name="P13"/>
      <text:p text:style-name="P17">Rangkuman Tentang Pendidikannya </text:p>
      <text:p text:style-name="P16"><text:s/>Pendidikan dasar Kant ditempuhnya di Saint Goerge's Hospital School (Sekolah Rumah Sakit Saint George - Red.) dan kemudian di Collegium Fredericianum, sebuah sekolah Pietis, tempat dia menetap dari tahun 1732 sampai 1740. </text:p>
      <text:p text:style-name="P16"><text:soft-page-break/></text:p>
      <text:p text:style-name="P18"><text:span text:style-name="T9">Pada tahun 1740, Kant masuk ke dalam Universitas Königsberg </text:span><text:span text:style-name="T11">sebagai mahasiswa teologi. </text:span><text:span text:style-name="T12">Selama sembilan tahun berikutnya, Kant membiayai dirinya sendiri dengan memberikan les pada keluarga-keluarga kaya di sekitar wilayah pedesaan </text:span><text:span text:style-name="T9">untuk melanjutkan pendidikannya. </text:span></text:p>
      <text:p text:style-name="P16"/>
      <text:p text:style-name="P18"><text:span text:style-name="T12">Pada tahun 1755, ketika berusia 31 tahun, Kant berhasil meraih gelar sarjana dari Universitas Konigsberg berkat kebaikan hati seorang dermawan Pietist. Di usia tersebut bisa dikatakan terlambat untuk mendapatkan gelar kesarjanaan,</text:span><text:span text:style-name="T13">m</text:span><text:span text:style-name="T12">dan seperti halnya yang akan kita lihat, Kant memang termasuk filsuf yang perkembangannya terlambat. </text:span></text:p>
      <text:p text:style-name="P14">Kant menghabiskan 15 tahun berikutnya (1755 -- 1770) sebagai seorang dosen. Untuk bertahan hidup, dia mengajar selama kira-kira dua puluh enam hingga dua puluh delapan jam dalam seminggu. Terlepas dari beban berat untuk mengajar ini, Kant terus menerbitkan makalah dalam berbagai topik. Pada akhirnya, dia memperoleh jabatan guru besar di Königsberg pada tahun 1770.</text:p>
      <text:p text:style-name="P14"/>
      <text:p text:style-name="P15">Rangkuman tentang Karya – Karya nya <text:s/></text:p>
      <text:list xml:id="list7765829370471902812" text:style-name="WWNum3">
        <text:list-item>
          <text:p text:style-name="P24">Kritik der Reinen Vernunft Reason, Critique of Pure Reason (Kritik Atas Rasio Murni)</text:p>
        </text:list-item>
      </text:list>
      <text:p text:style-name="P38"/>
      <text:p text:style-name="P9"/>
      <text:p text:style-name="P39">Akal murni adalah akal yang bekerja secara logis. Menurut Kant, pengetahuan yang mutlak benarnya memang tidak akan ada bila seluruh pengetahuan datang melalui indra. Menurut Kant, jiwa kita merupakan organ yang aktif, dimaksudkan sebagai jiwa yang inheren, secara aktif mengkoordinasi sensasi-sensasi yang masuk dengan idea-idea kita. Karena dikoordinasi itulah maka pengalaman yang masuk, yang tadinya kacau, menjadi tersusun teratur. </text:p>
      <text:p text:style-name="P9"/>
      <text:p text:style-name="P38"/>
      <text:p text:style-name="P10"/>
      <text:list xml:id="list163820520568617" text:continue-numbering="true" text:style-name="WWNum3">
        <text:list-item>
          <text:p text:style-name="P24">The Critique of Practical Reason (Pembahasan tentang Akal Praktis)</text:p>
        </text:list-item>
      </text:list>
      <text:p text:style-name="P20"/>
      <text:p text:style-name="P38">Kahidupan memerlukan kebenaran, Kebenara tidak dapat seluruhnya diperoleh dengan indra dan akal, indra dan akal itu terbatas kemampuannya. Menurut Kant, dasar apriori itu ada pada sains, akan tetapi, indra (sains) itu terbatas, disinilah Critique of The Practical Reason berbicara, Kant bertanya”Bila akal dan indra tidak dapat diandalkan dalam mempelajari agama, apa selanjutnya? Jawabannya adalah akal atau indra dapat terus berkembang dan dikembangkan, namun setelah semua itu, moral merupakan ukuran kebenaran. </text:p>
      <text:p text:style-name="P8"/>
      <text:list xml:id="list163820320760138" text:continue-numbering="true" text:style-name="WWNum3">
        <text:list-item>
          <text:p text:style-name="P24">Critique of Judgement (kritik atas daya pertimbangan)</text:p>
        </text:list-item>
      </text:list>
      <text:p text:style-name="P20"/>
      <text:p text:style-name="P11"><text:soft-page-break/><text:span text:style-name="T10">Buku ini tentang persesuaian antara keperluan bidang duniawi (alam) dengan tingkah laku manusia,. Dengan menggunakan konsep finalitas (tujuan). Menjelaskan ulang secara lengkap tentang buku pertama dan kedua Finalitas dapat bersifat subjektif dan objektif. Kalau finalitas bersifat subjektif, manusia mengarahkan objek pada diri manusia itu sendiri. Dengan finalitas yang bersifat objektif dimaksudkan keselarasan satu sama lain dari benda-benda.</text:span></text:p>
      <text:p text:style-name="P15"/>
      <text:p text:style-name="P15">Rangkuman Akhir Hayatnya </text:p>
      <text:p text:style-name="P19">Pada tanggal 8 Oktober 1803, Immanuel Kant jatuh sakit untuk pertama kalinya di sepanjang hidupnya. Ia mengalami srok ringan setelah terlalu banyak makan keju Inggris kegemarannya. Setelah empat bulan keadaannya menjadi semakin lemah dan akhirnya ia meninggal dunia pada tanggal 12 februari 1804.</text:p>
      <text:p text:style-name="P3"/>
      <text:p text:style-name="P12">Kata-kata Kant yang paling terkenal, yang dinyatakan lebih dari lima puluh tahun kemudian, sangatlah berkaitan dengan masa kecil Kant bersama ibunya, “Langit yang dipenuhi cahaya bintang di atas sana dan hukum moral yang ada dalam diri kita, akan mengisi pikiran kita dengan kekaguman dan keterpesonaan yang selalu baru dan semakin baik, bila kita mau lebih sering dan terus-menerus merenunginya”</text:p>
      <text:p text:style-name="P23"/>
      <text:list xml:id="list163822249535209" text:continue-list="list8825119617751483307" text:style-name="L2">
        <text:list-header>
          <text:p text:style-name="P33"/>
        </text:list-header>
      </text:list>
      <text:p text:style-name="P2"><text:span text:style-name="T4"><text:s text:c="42"/></text:span><text:span text:style-name="T8"><text:line-break/></text:span></text:p>
      <text:p text:style-name="P35"/>
      <text:p text:style-name="P1"><text:tab/></text:p>
      <text:p text:style-name="P1"/>
      <text:p text:style-name="P1"><text:s/></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WenQuanYi Micro Hei Mono" svg:font-family="'WenQuanYi Micro Hei Mono'" style:font-family-generic="modern" style:font-pitch="fixed"/>
    <style:font-face style:name="Garuda" svg:font-family="Garuda" style:font-pitch="variable"/>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WenQuanYi Micro Hei Mono" style:font-family-asian="'WenQuanYi Micro Hei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0T10:35:23.110029245</meta:creation-date>
    <dc:date>2019-04-02T16:38:19.812000000</dc:date>
    <meta:editing-duration>PT48M39S</meta:editing-duration>
    <meta:editing-cycles>2</meta:editing-cycles>
    <meta:generator>LibreOffice/5.2.3.3$Windows_x86 LibreOffice_project/d54a8868f08a7b39642414cf2c8ef2f228f780cf</meta:generator>
    <meta:document-statistic meta:table-count="0" meta:image-count="0" meta:object-count="0" meta:page-count="3" meta:paragraph-count="35" meta:word-count="775" meta:character-count="5621" meta:non-whitespace-character-count="4815"/>
  </office:meta>
</office:document-meta>
</file>